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color="#ff0000" loext:opacity="100%"/>
    </style:style>
    <style:style style:name="P2" style:family="paragraph" style:parent-style-name="Standard">
      <style:text-properties officeooo:rsid="00121683" officeooo:paragraph-rsid="00121683"/>
    </style:style>
    <style:style style:name="P3" style:family="paragraph" style:parent-style-name="Standard">
      <style:text-properties officeooo:rsid="001c48f6" officeooo:paragraph-rsid="001c48f6"/>
    </style:style>
    <style:style style:name="P4" style:family="paragraph" style:parent-style-name="Standard">
      <style:text-properties officeooo:rsid="00121683" officeooo:paragraph-rsid="001296d1"/>
    </style:style>
    <style:style style:name="P5" style:family="paragraph" style:parent-style-name="Standard">
      <style:text-properties fo:font-style="italic" officeooo:rsid="001296d1" officeooo:paragraph-rsid="001296d1" style:font-style-asian="italic" style:font-style-complex="italic"/>
    </style:style>
    <style:style style:name="P6" style:family="paragraph" style:parent-style-name="Standard">
      <style:text-properties officeooo:rsid="001296d1" officeooo:paragraph-rsid="001296d1"/>
    </style:style>
    <style:style style:name="P7" style:family="paragraph" style:parent-style-name="Standard">
      <style:text-properties fo:font-style="italic" officeooo:rsid="001296d1" officeooo:paragraph-rsid="0013e0b3" style:font-style-asian="italic" style:font-style-complex="italic"/>
    </style:style>
    <style:style style:name="P8" style:family="paragraph" style:parent-style-name="Standard">
      <style:text-properties officeooo:rsid="001296d1" officeooo:paragraph-rsid="0013e0b3"/>
    </style:style>
    <style:style style:name="P9" style:family="paragraph" style:parent-style-name="Standard">
      <style:text-properties officeooo:rsid="0013e0b3" officeooo:paragraph-rsid="0013e0b3"/>
    </style:style>
    <style:style style:name="P10" style:family="paragraph" style:parent-style-name="Standard">
      <style:text-properties fo:font-style="italic" officeooo:rsid="001296d1" officeooo:paragraph-rsid="001c48f6" style:font-style-asian="italic" style:font-style-complex="italic"/>
    </style:style>
    <style:style style:name="P11" style:family="paragraph" style:parent-style-name="Standard">
      <style:text-properties officeooo:rsid="001546a4" officeooo:paragraph-rsid="001546a4"/>
    </style:style>
    <style:style style:name="P12" style:family="paragraph" style:parent-style-name="Standard">
      <style:text-properties officeooo:rsid="00121683" officeooo:paragraph-rsid="0015c484"/>
    </style:style>
    <style:style style:name="P13" style:family="paragraph" style:parent-style-name="Standard">
      <style:text-properties officeooo:rsid="00121683" officeooo:paragraph-rsid="001546a4"/>
    </style:style>
    <style:style style:name="P14" style:family="paragraph" style:parent-style-name="Standard">
      <style:text-properties officeooo:rsid="00121683" officeooo:paragraph-rsid="00170e31"/>
    </style:style>
    <style:style style:name="P15" style:family="paragraph" style:parent-style-name="Standard">
      <style:text-properties officeooo:rsid="001546a4" officeooo:paragraph-rsid="0015c484"/>
    </style:style>
    <style:style style:name="P16" style:family="paragraph" style:parent-style-name="Standard">
      <style:text-properties officeooo:rsid="00170e31" officeooo:paragraph-rsid="00170e31"/>
    </style:style>
    <style:style style:name="P17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IBMPlexMono" fo:font-size="9pt" fo:font-weight="normal" fo:background-color="#ffffff"/>
    </style:style>
    <style:style style:name="P18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fo:background-color="#ffffff"/>
    </style:style>
    <style:style style:name="P19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fo:background-color="#ffffff"/>
    </style:style>
    <style:style style:name="P20" style:family="paragraph" style:parent-style-name="Standard">
      <style:paragraph-properties fo:text-align="start" style:justify-single-word="false" fo:text-indent="0cm" style:auto-text-indent="false"/>
    </style:style>
    <style:style style:name="P21" style:family="paragraph" style:parent-style-name="Standard">
      <style:text-properties officeooo:paragraph-rsid="001abaa1"/>
    </style:style>
    <style:style style:name="P22" style:family="paragraph" style:parent-style-name="Standard">
      <style:text-properties officeooo:paragraph-rsid="001c44c5"/>
    </style:style>
    <style:style style:name="P23" style:family="paragraph" style:parent-style-name="Standard">
      <style:text-properties fo:color="#000000" loext:opacity="100%" style:font-name="IBMPlexMono" fo:font-size="9pt" fo:font-weight="normal" officeooo:paragraph-rsid="001c44c5" fo:background-color="#ffffff"/>
    </style:style>
    <style:style style:name="T1" style:family="text">
      <style:text-properties officeooo:rsid="001296d1"/>
    </style:style>
    <style:style style:name="T2" style:family="text">
      <style:text-properties fo:color="#ff0000" loext:opacity="100%"/>
    </style:style>
    <style:style style:name="T3" style:family="text">
      <style:text-properties fo:background-color="#dee6ef" loext:char-shading-value="0"/>
    </style:style>
    <style:style style:name="T4" style:family="text">
      <style:text-properties fo:color="#ff0000" loext:opacity="100%" officeooo:rsid="001296d1"/>
    </style:style>
    <style:style style:name="T5" style:family="text">
      <style:text-properties officeooo:rsid="00121683"/>
    </style:style>
    <style:style style:name="T6" style:family="text">
      <style:text-properties officeooo:rsid="00121683" fo:background-color="#dee6ef" loext:char-shading-value="0"/>
    </style:style>
    <style:style style:name="T7" style:family="text">
      <style:text-properties officeooo:rsid="0013e0b3"/>
    </style:style>
    <style:style style:name="T8" style:family="text">
      <style:text-properties officeooo:rsid="001546a4"/>
    </style:style>
    <style:style style:name="T9" style:family="text">
      <style:text-properties officeooo:rsid="001c48f6"/>
    </style:style>
    <style:style style:name="T10" style:family="text">
      <style:text-properties fo:color="#ff0000" loext:opacity="100%" officeooo:rsid="0015c484"/>
    </style:style>
    <style:style style:name="T11" style:family="text">
      <style:text-properties officeooo:rsid="0015c484"/>
    </style:style>
    <style:style style:name="T12" style:family="text">
      <style:text-properties fo:color="#ff0000" loext:opacity="100%" officeooo:rsid="00170e31"/>
    </style:style>
    <style:style style:name="T13" style:family="text">
      <style:text-properties officeooo:rsid="0015c484" fo:background-color="#dee6ef" loext:char-shading-value="0"/>
    </style:style>
    <style:style style:name="T14" style:family="text">
      <style:text-properties officeooo:rsid="00170e31"/>
    </style:style>
    <style:style style:name="T15" style:family="text">
      <style:text-properties fo:font-family="Consolas" style:font-family-generic="roman" style:font-pitch="variable" fo:font-size="10pt" style:font-size-asian="10pt"/>
    </style:style>
    <style:style style:name="T16" style:family="text">
      <style:text-properties fo:color="#a31515" loext:opacity="100%" style:font-name="IBMPlexMono" fo:font-size="9pt" fo:font-weight="normal"/>
    </style:style>
    <style:style style:name="T17" style:family="text">
      <style:text-properties style:font-name="IBMPlexMono" fo:font-size="9pt" fo:font-weight="normal"/>
    </style:style>
    <style:style style:name="T18" style:family="text">
      <style:text-properties fo:color="#0451a5" loext:opacity="100%" style:font-name="IBMPlexMono" fo:font-size="9pt" fo:font-weight="bold"/>
    </style:style>
    <style:style style:name="T19" style:family="text">
      <style:text-properties fo:color="#0451a5" loext:opacity="100%" style:font-name="IBMPlexMono" fo:font-size="9pt" fo:font-weight="normal"/>
    </style:style>
    <style:style style:name="T20" style:family="text">
      <style:text-properties fo:color="#098658" loext:opacity="100%" style:font-name="IBMPlexMono" fo:font-size="9pt" fo:font-weight="normal"/>
    </style:style>
    <style:style style:name="T21" style:family="text">
      <style:text-properties officeooo:rsid="0018bb13"/>
    </style:style>
    <style:style style:name="T22" style:family="text">
      <style:text-properties officeooo:rsid="001abaa1"/>
    </style:style>
    <style:style style:name="T23" style:family="text">
      <style:text-properties officeooo:rsid="001abaa1" fo:background-color="#dee6ef" loext:char-shading-value="0"/>
    </style:style>
    <style:style style:name="T24" style:family="text">
      <style:text-properties officeooo:rsid="001c44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NATIS : créer une opération de dépense</text:h>
      <text:p text:style-name="P2"/>
      <text:p text:style-name="P3">Il est possible d’annuler la création de l’opération à chaque étape. Les éléments annexes dont la création a été validée sont conservés en cas d’annulation. <text:s/></text:p>
      <text:p text:style-name="P2"/>
      <text:p text:style-name="P4">→ <text:span text:style-name="T1">Retour du scénario </text:span><text:span text:style-name="T2">« créer un compte interne »</text:span></text:p>
      <text:p text:style-name="P2"/>
      <text:p text:style-name="P2"><text:span text:style-name="T1">1- </text:span>Réclamer la liste des comptes internes <text:span text:style-name="T3">/monatis/comptes/interne/all</text:span></text:p>
      <text:p text:style-name="P2">Retour <text:span text:style-name="T1">d’</text:span>une liste au format JSON dont les éléments comportent un « identifiant » et un « libelle ».</text:p>
      <text:p text:style-name="P4">Cette liste est triée sur l’ordre alphabétique des identifiants.</text:p>
      <text:p text:style-name="P4">Cette liste peut être vide.</text:p>
      <text:p text:style-name="P2"/>
      <text:p text:style-name="P2"><text:span text:style-name="T1">2-</text:span> Présenter les éléments retournés de telle sorte que l’utilisateur puisse choisir un compte interne dans la liste ou en créer un nouveau ( → <text:span text:style-name="T1">début du s</text:span>cénario <text:span text:style-name="T2">« créer un compte interne »</text:span>)</text:p>
      <text:p text:style-name="P2"/>
      <text:p text:style-name="P5">L’utilisateur a choisi le compte interne dans la liste présentée.</text:p>
      <text:p text:style-name="P6"/>
      <text:p text:style-name="P4">→ <text:span text:style-name="T1">Retour du scénario </text:span><text:span text:style-name="T2">« créer un compte </text:span><text:span text:style-name="T4">ex</text:span><text:span text:style-name="T2">terne »</text:span></text:p>
      <text:p text:style-name="P4"/>
      <text:p text:style-name="P6">3- <text:span text:style-name="T5">Réclamer la liste des comptes </text:span>externes<text:span text:style-name="T5"> </text:span><text:span text:style-name="T6">/monatis/comptes/</text:span><text:span text:style-name="T3">externe</text:span><text:span text:style-name="T6">/all</text:span></text:p>
      <text:p text:style-name="P4">Retour <text:span text:style-name="T1">d’</text:span>une liste au format JSON dont les éléments comportent un « identifiant » et un « libelle ».</text:p>
      <text:p text:style-name="P4">Cette liste est triée sur l’ordre alphabétique des identifiants.</text:p>
      <text:p text:style-name="P4">Cette liste peut être vide.</text:p>
      <text:p text:style-name="P4"/>
      <text:p text:style-name="P4"><text:span text:style-name="T1">4-</text:span> Présenter les éléments retournés de telle sorte que l’utilisateur puisse choisir un compte <text:span text:style-name="T7">ex</text:span>terne dans la liste ou en créer un nouveau ( → <text:span text:style-name="T1">début du s</text:span>cénario <text:span text:style-name="T2">« créer un compte </text:span><text:span text:style-name="T4">ex</text:span><text:span text:style-name="T2">terne »</text:span>)</text:p>
      <text:p text:style-name="P4"/>
      <text:p text:style-name="P7">L’utilisateur a choisi le compte <text:span text:style-name="T7">ex</text:span>terne dans la liste présentée.</text:p>
      <text:p text:style-name="P8"/>
      <text:p text:style-name="P9">5- Réclamer la date de valeur : obligatoire</text:p>
      <text:p text:style-name="P9"/>
      <text:p text:style-name="P9">6- Réclamer le montant : obligatoire, mais peut être <text:span text:style-name="T8">négatif (dans le cas d’une annulation d’une dépense) ou </text:span>à 0</text:p>
      <text:p text:style-name="P9"/>
      <text:p text:style-name="P10">L’utilisateur a choisi <text:span text:style-name="T9">ou saisi toutes les informations obligatoires</text:span>.</text:p>
      <text:p text:style-name="P10"/>
      <text:p text:style-name="P9">7- Réclamer un numéro d’opération (par exemple un n° de chèque) : facultati<text:span text:style-name="T8">f, 30 caractères max</text:span></text:p>
      <text:p text:style-name="P9"/>
      <text:p text:style-name="P11">8- Réclamer un libellé : facultatif, 240 caractères max</text:p>
      <text:p text:style-name="P11"/>
      <text:p text:style-name="P12">→ <text:span text:style-name="T1">Retour du scénario </text:span><text:span text:style-name="T2">« créer un</text:span><text:span text:style-name="T10">e sous-catégorie</text:span><text:span text:style-name="T2"> »</text:span></text:p>
      <text:p text:style-name="P12"/>
      <text:p text:style-name="P11">9- Réclamer la liste des sous-catégories <text:span text:style-name="T6">/monatis/</text:span><text:span text:style-name="T3">references</text:span><text:span text:style-name="T6">/</text:span><text:span text:style-name="T3">souscategorie</text:span><text:span text:style-name="T6">/all</text:span> </text:p>
      <text:p text:style-name="P13">Retour <text:span text:style-name="T1">d’</text:span>une liste au format JSON dont les éléments comportent un « <text:span text:style-name="T8">nom</text:span> », <text:span text:style-name="T11">un</text:span> « libelle » <text:span text:style-name="T11">et un « nomCategorie »</text:span>.</text:p>
      <text:p text:style-name="P13">Cette liste est triée sur l’ordre alphabétique des <text:span text:style-name="T8">noms </text:span><text:span text:style-name="T11">de sous-catégories</text:span>.</text:p>
      <text:p text:style-name="P13">Cette liste peut être vide.</text:p>
      <text:p text:style-name="P13"/>
      <text:p text:style-name="P12"><text:soft-page-break/><text:span text:style-name="T11">10</text:span><text:span text:style-name="T1">-</text:span> Présenter les éléments retournés de telle sorte que l’utilisateur puisse <text:span text:style-name="T11">sauter cette étape (la sous-catégorie est facultative), </text:span>choisir un<text:span text:style-name="T11">e sous-catégorie</text:span> dans la liste ou en créer un<text:span text:style-name="T11">e</text:span> nouve<text:span text:style-name="T11">lle</text:span> ( → <text:span text:style-name="T1">début du s</text:span>cénario <text:span text:style-name="T2">« créer un</text:span><text:span text:style-name="T10">e sous-catégorie</text:span><text:span text:style-name="T2"> »</text:span>)</text:p>
      <text:p text:style-name="P12"/>
      <text:p text:style-name="P14">→ <text:span text:style-name="T1">Retour du scénario </text:span><text:span text:style-name="T2">« créer un </text:span><text:span text:style-name="T12">bénéficiaire</text:span><text:span text:style-name="T2"> »</text:span></text:p>
      <text:p text:style-name="P14"/>
      <text:p text:style-name="P15"><text:span text:style-name="T11">11</text:span>- Réclamer la liste des <text:span text:style-name="T11">bénéficiaires</text:span> <text:span text:style-name="T6">/monatis/</text:span><text:span text:style-name="T3">references</text:span><text:span text:style-name="T6">/</text:span><text:span text:style-name="T13">beneficiaire</text:span><text:span text:style-name="T6">/all</text:span> </text:p>
      <text:p text:style-name="P12">Retour <text:span text:style-name="T1">d’</text:span>une liste au format JSON dont les éléments comportent un « <text:span text:style-name="T8">nom</text:span> » <text:span text:style-name="T11">et</text:span> <text:span text:style-name="T11">un</text:span> « libelle ».</text:p>
      <text:p text:style-name="P12">Cette liste est triée sur l’ordre alphabétique des <text:span text:style-name="T8">noms </text:span><text:span text:style-name="T11">de bénéficiaires</text:span>.</text:p>
      <text:p text:style-name="P12">Cette liste peut être vide.</text:p>
      <text:p text:style-name="P12"/>
      <text:p text:style-name="P12"><text:span text:style-name="T11">12</text:span><text:span text:style-name="T1">-</text:span> Présenter les éléments retournés de telle sorte que l’utilisateur puisse <text:span text:style-name="T11">sauter cette étape (la désignation des bénéficiaires est facultative), </text:span>choisir un <text:span text:style-name="T11">ou plusieurs bénéficiaires </text:span>dans la liste ou en créer un nouve<text:span text:style-name="T14">au</text:span> ( → <text:span text:style-name="T1">début du s</text:span>cénario <text:span text:style-name="T2">« créer un </text:span><text:span text:style-name="T10">bénéficiaire</text:span><text:span text:style-name="T2"> »</text:span>)</text:p>
      <text:p text:style-name="P12"/>
      <text:p text:style-name="P16">13- L’utilisateur valide sa saisie</text:p>
      <text:p text:style-name="P16"/>
      <text:p text:style-name="P16">Constituer le body JSON suivant :</text:p>
      <text:p text:style-name="P17" loext:marker-style-name="T15">{</text:p>
      <text:p text:style-name="P18">    <text:span text:style-name="T16">"numeroOperation"</text:span><text:span text:style-name="T17">: </text:span><text:span text:style-name="T18">null</text:span><text:span text:style-name="T17">,</text:span></text:p>
      <text:p text:style-name="P18">    <text:span text:style-name="T16">"libelleOperation"</text:span><text:span text:style-name="T17">: </text:span><text:span text:style-name="T19">"courses du samedi"</text:span><text:span text:style-name="T17">,</text:span></text:p>
      <text:p text:style-name="P18">    <text:span text:style-name="T16">"dateOperation"</text:span><text:span text:style-name="T17">: </text:span><text:span text:style-name="T19">"2026-01-03"</text:span><text:span text:style-name="T17">,</text:span></text:p>
      <text:p text:style-name="P18">    <text:span text:style-name="T16">"montantOperationEnCentimes"</text:span><text:span text:style-name="T17">: </text:span><text:span text:style-name="T20">15000</text:span><text:span text:style-name="T17">,</text:span></text:p>
      <text:p text:style-name="P18">    <text:span text:style-name="T16">"identifiantCompteDepense"</text:span><text:span text:style-name="T17">: </text:span><text:span text:style-name="T19">"COMPTE-JOINT"</text:span><text:span text:style-name="T17">,</text:span></text:p>
      <text:p text:style-name="P18">    <text:span text:style-name="T16">"identifiantCompteRecette"</text:span><text:span text:style-name="T17">: </text:span><text:span text:style-name="T19">"HYPERS-DIVERS"</text:span><text:span text:style-name="T17">,</text:span></text:p>
      <text:p text:style-name="P18">    <text:span text:style-name="T16">"nomSousCategorie"</text:span><text:span text:style-name="T17">: </text:span><text:span text:style-name="T19">"RAVITAILLEMENT"</text:span><text:span text:style-name="T17">,</text:span></text:p>
      <text:p text:style-name="P18">    <text:span text:style-name="T16">"nomsBeneficiaires"</text:span><text:span text:style-name="T17">: [</text:span><text:span text:style-name="T19">"ODILE"</text:span><text:span text:style-name="T17">,</text:span><text:span text:style-name="T19">"THIERRY"</text:span><text:span text:style-name="T17">,</text:span><text:span text:style-name="T19">"THIBAULT"</text:span><text:span text:style-name="T17">] </text:span></text:p>
      <text:p text:style-name="P19">}</text:p>
      <text:p text:style-name="P20" loext:marker-style-name="T15"/>
      <text:p text:style-name="P21">Réclamer <text:span text:style-name="T21">la création <text:s/>de l’opération </text:span><text:span text:style-name="T22">avec </text:span><text:span text:style-name="T6">/monatis/</text:span><text:span text:style-name="T23">operations</text:span><text:span text:style-name="T6">/</text:span><text:span text:style-name="T23">depense</text:span><text:span text:style-name="T8"> </text:span><text:span text:style-name="T22">et le body ci-dessus</text:span></text:p>
      <text:p text:style-name="P22"><text:span text:style-name="T22">Retour </text:span><text:span text:style-name="T24">au format JSON </text:span><text:span text:style-name="T22">d’une image </text:span><text:span text:style-name="T24">très détaillée </text:span><text:span text:style-name="T22">de l’opération créée</text:span></text:p>
      <text:p text:style-name="P23">{</text:p>
      <text:p text:style-name="P18">    <text:span text:style-name="T16">"numero"</text:span><text:span text:style-name="T17">: </text:span><text:span text:style-name="T19">"AUTO-0000000551"</text:span><text:span text:style-name="T17">,</text:span></text:p>
      <text:p text:style-name="P18">    <text:span text:style-name="T16">"libelle"</text:span><text:span text:style-name="T17">: </text:span><text:span text:style-name="T19">"courses du samedi"</text:span><text:span text:style-name="T17">,</text:span></text:p>
      <text:p text:style-name="P18">    <text:span text:style-name="T16">"typeOperation"</text:span><text:span text:style-name="T17">: {</text:span></text:p>
      <text:p text:style-name="P18">        <text:span text:style-name="T16">"code"</text:span><text:span text:style-name="T17">: </text:span><text:span text:style-name="T19">"DEPENSE"</text:span><text:span text:style-name="T17">,</text:span></text:p>
      <text:p text:style-name="P18">        <text:span text:style-name="T16">"libelle"</text:span><text:span text:style-name="T17">: </text:span><text:span text:style-name="T19">"Mouvement depuis un compte courant du foyer vers un compte n'appartenant pas au foyer (externe)"</text:span></text:p>
      <text:p text:style-name="P18">    <text:span text:style-name="T17">},</text:span></text:p>
      <text:p text:style-name="P18">    <text:span text:style-name="T16">"dateValeur"</text:span><text:span text:style-name="T17">: </text:span><text:span text:style-name="T19">"2026-01-03"</text:span><text:span text:style-name="T17">,</text:span></text:p>
      <text:p text:style-name="P18">    <text:span text:style-name="T16">"montantEnCentimes"</text:span><text:span text:style-name="T17">: </text:span><text:span text:style-name="T20">15000</text:span><text:span text:style-name="T17">,</text:span></text:p>
      <text:p text:style-name="P18">    <text:span text:style-name="T16">"compteRecette"</text:span><text:span text:style-name="T17">: {</text:span></text:p>
      <text:p text:style-name="P18">        <text:span text:style-name="T16">"identifiant"</text:span><text:span text:style-name="T17">: </text:span><text:span text:style-name="T19">"HYPERS-DIVERS"</text:span><text:span text:style-name="T17">,</text:span></text:p>
      <text:p text:style-name="P18">        <text:span text:style-name="T16">"libelle"</text:span><text:span text:style-name="T17">: </text:span><text:span text:style-name="T19">"Hypermarchés et supermarchés"</text:span></text:p>
      <text:p text:style-name="P18">    <text:span text:style-name="T17">},</text:span></text:p>
      <text:p text:style-name="P18">    <text:span text:style-name="T16">"compteDepense"</text:span><text:span text:style-name="T17">: {</text:span></text:p>
      <text:p text:style-name="P18">        <text:span text:style-name="T16">"identifiant"</text:span><text:span text:style-name="T17">: </text:span><text:span text:style-name="T19">"COMPTE-JOINT"</text:span><text:span text:style-name="T17">,</text:span></text:p>
      <text:p text:style-name="P18">        <text:span text:style-name="T16">"libelle"</text:span><text:span text:style-name="T17">: </text:span><text:span text:style-name="T19">"COMPTE DE DEPOT JOINT N° 17515 00092 04953671374 - BIC : CEPA FRPP 751 - IBAN : FR76 1751 5000 9204 9536 7137 415"</text:span><text:span text:style-name="T17">,</text:span></text:p>
      <text:p text:style-name="P18">        <text:span text:style-name="T16">"typeFonctionnement"</text:span><text:span text:style-name="T17">: {</text:span></text:p>
      <text:p text:style-name="P18">            <text:span text:style-name="T16">"code"</text:span><text:span text:style-name="T17">: </text:span><text:span text:style-name="T19">"COURANT"</text:span><text:span text:style-name="T17">,</text:span></text:p>
      <text:p text:style-name="P18">            <text:span text:style-name="T16">"libelle"</text:span><text:span text:style-name="T17">: </text:span><text:span text:style-name="T19">"Compte servant à payer des dépenses ou à encaisser des recettes et ne donnant pas lieu à des plus ou moins values : compte bancaire, porte monnaie..."</text:span></text:p>
      <text:p text:style-name="P18"><text:soft-page-break/>        <text:span text:style-name="T17">},</text:span></text:p>
      <text:p text:style-name="P18">        <text:span text:style-name="T16">"dateSoldeInitial"</text:span><text:span text:style-name="T17">: </text:span><text:span text:style-name="T19">"2025-05-07"</text:span><text:span text:style-name="T17">,</text:span></text:p>
      <text:p text:style-name="P18">        <text:span text:style-name="T16">"montantSoldeInitialEnCentimes"</text:span><text:span text:style-name="T17">: </text:span><text:span text:style-name="T20">4817134</text:span><text:span text:style-name="T17">,</text:span></text:p>
      <text:p text:style-name="P18">        <text:span text:style-name="T16">"banque"</text:span><text:span text:style-name="T17">: {</text:span></text:p>
      <text:p text:style-name="P18">            <text:span text:style-name="T16">"nom"</text:span><text:span text:style-name="T17">: </text:span><text:span text:style-name="T19">"CEIDF-OSNY"</text:span><text:span text:style-name="T17">,</text:span></text:p>
      <text:p text:style-name="P18">            <text:span text:style-name="T16">"libelle"</text:span><text:span text:style-name="T17">: </text:span><text:span text:style-name="T19">"Caisse d'Epargne - Agence : 42 T RUE ARISTIDE BRIAND, 95520 OSNY"</text:span><text:span text:style-name="T17">,</text:span></text:p>
      <text:p text:style-name="P18">            <text:span text:style-name="T16">"identifiantsComptesInternes"</text:span><text:span text:style-name="T17">: [</text:span></text:p>
      <text:p text:style-name="P18">                <text:span text:style-name="T19">"AV-INVEST-5-ODILE"</text:span><text:span text:style-name="T17">,</text:span></text:p>
      <text:p text:style-name="P18">                <text:span text:style-name="T19">"AV-MILLEVIE-ODILE"</text:span><text:span text:style-name="T17">,</text:span></text:p>
      <text:p text:style-name="P18">                <text:span text:style-name="T19">"AV-NUANCE-3D"</text:span><text:span text:style-name="T17">,</text:span></text:p>
      <text:p text:style-name="P18">                <text:span text:style-name="T19">"COMPTE-JOINT"</text:span><text:span text:style-name="T17">,</text:span></text:p>
      <text:p text:style-name="P18">                <text:span text:style-name="T19">"EMPRUNT-CREATIV-CERGY"</text:span><text:span text:style-name="T17">,</text:span></text:p>
      <text:p text:style-name="P18">                <text:span text:style-name="T19">"LIVRET-A-ODILE"</text:span></text:p>
      <text:p text:style-name="P18">            <text:span text:style-name="T17">]</text:span></text:p>
      <text:p text:style-name="P18">        <text:span text:style-name="T17">},</text:span></text:p>
      <text:p text:style-name="P18">        <text:span text:style-name="T16">"titulaires"</text:span><text:span text:style-name="T17">: [</text:span></text:p>
      <text:p text:style-name="P18">            <text:span text:style-name="T17">{</text:span></text:p>
      <text:p text:style-name="P18">                <text:span text:style-name="T16">"nom"</text:span><text:span text:style-name="T17">: </text:span><text:span text:style-name="T19">"ODILE"</text:span><text:span text:style-name="T17">,</text:span></text:p>
      <text:p text:style-name="P18">                <text:span text:style-name="T16">"libelle"</text:span><text:span text:style-name="T17">: </text:span><text:span text:style-name="T19">"Odile Danis née Zirah le 14/10/1961"</text:span><text:span text:style-name="T17">,</text:span></text:p>
      <text:p text:style-name="P18">                <text:span text:style-name="T16">"identifiantsComptesInternes"</text:span><text:span text:style-name="T17">: [</text:span></text:p>
      <text:p text:style-name="P18">                    <text:span text:style-name="T19">"AV-INVEST-5-ODILE"</text:span><text:span text:style-name="T17">,</text:span></text:p>
      <text:p text:style-name="P18">                    <text:span text:style-name="T19">"AV-MILLEVIE-ODILE"</text:span><text:span text:style-name="T17">,</text:span></text:p>
      <text:p text:style-name="P18">                    <text:span text:style-name="T19">"AV-NUANCE-3D"</text:span><text:span text:style-name="T17">,</text:span></text:p>
      <text:p text:style-name="P18">                    <text:span text:style-name="T19">"COMPTE-JOINT"</text:span><text:span text:style-name="T17">,</text:span></text:p>
      <text:p text:style-name="P18">                    <text:span text:style-name="T19">"EMPRUNT-CREATIV-CERGY"</text:span><text:span text:style-name="T17">,</text:span></text:p>
      <text:p text:style-name="P18">                    <text:span text:style-name="T19">"LA-POSTE-ODILE"</text:span><text:span text:style-name="T17">,</text:span></text:p>
      <text:p text:style-name="P18">                    <text:span text:style-name="T19">"LIVRET-A-ODILE"</text:span></text:p>
      <text:p text:style-name="P18">                <text:span text:style-name="T17">]</text:span></text:p>
      <text:p text:style-name="P18">            <text:span text:style-name="T17">},</text:span></text:p>
      <text:p text:style-name="P18">            <text:span text:style-name="T17">{</text:span></text:p>
      <text:p text:style-name="P18">                <text:span text:style-name="T16">"nom"</text:span><text:span text:style-name="T17">: </text:span><text:span text:style-name="T19">"THIERRY"</text:span><text:span text:style-name="T17">,</text:span></text:p>
      <text:p text:style-name="P18">                <text:span text:style-name="T16">"libelle"</text:span><text:span text:style-name="T17">: </text:span><text:span text:style-name="T19">"Thierry Danis né le 29/10/1962"</text:span><text:span text:style-name="T17">,</text:span></text:p>
      <text:p text:style-name="P18">                <text:span text:style-name="T16">"identifiantsComptesInternes"</text:span><text:span text:style-name="T17">: [</text:span></text:p>
      <text:p text:style-name="P18">                    <text:span text:style-name="T19">"COMPTE-JOINT"</text:span><text:span text:style-name="T17">,</text:span></text:p>
      <text:p text:style-name="P18">                    <text:span text:style-name="T19">"EMPRUNT-CREATIV-CERGY"</text:span></text:p>
      <text:p text:style-name="P18">                <text:span text:style-name="T17">]</text:span></text:p>
      <text:p text:style-name="P18">            <text:span text:style-name="T17">}</text:span></text:p>
      <text:p text:style-name="P18">        <text:span text:style-name="T17">]</text:span></text:p>
      <text:p text:style-name="P18">    <text:span text:style-name="T17">},</text:span></text:p>
      <text:p text:style-name="P18">    <text:span text:style-name="T16">"lignes"</text:span><text:span text:style-name="T17">: [</text:span></text:p>
      <text:p text:style-name="P18">        <text:span text:style-name="T17">{</text:span></text:p>
      <text:p text:style-name="P18">            <text:span text:style-name="T16">"numeroLigne"</text:span><text:span text:style-name="T17">: </text:span><text:span text:style-name="T20">0</text:span><text:span text:style-name="T17">,</text:span></text:p>
      <text:p text:style-name="P18">            <text:span text:style-name="T16">"dateComptabilisation"</text:span><text:span text:style-name="T17">: </text:span><text:span text:style-name="T19">"2026-01-03"</text:span><text:span text:style-name="T17">,</text:span></text:p>
      <text:p text:style-name="P18">            <text:span text:style-name="T16">"montantEnCentimes"</text:span><text:span text:style-name="T17">: </text:span><text:span text:style-name="T20">15000</text:span><text:span text:style-name="T17">,</text:span></text:p>
      <text:p text:style-name="P18">            <text:span text:style-name="T16">"libelle"</text:span><text:span text:style-name="T17">: </text:span><text:span text:style-name="T19">"courses du samedi"</text:span><text:span text:style-name="T17">,</text:span></text:p>
      <text:p text:style-name="P18">            <text:span text:style-name="T16">"sousCategorie"</text:span><text:span text:style-name="T17">: {</text:span></text:p>
      <text:p text:style-name="P18">                <text:span text:style-name="T16">"nom"</text:span><text:span text:style-name="T17">: </text:span><text:span text:style-name="T19">"RAVITAILLEMENT"</text:span><text:span text:style-name="T17">,</text:span></text:p>
      <text:p text:style-name="P18">                <text:span text:style-name="T16">"libelle"</text:span><text:span text:style-name="T17">: </text:span><text:span text:style-name="T19">"Alimentation, petites fournitures, lessives..."</text:span><text:span text:style-name="T17">,</text:span></text:p>
      <text:p text:style-name="P18">                <text:span text:style-name="T16">"categorie"</text:span><text:span text:style-name="T17">: {</text:span></text:p>
      <text:p text:style-name="P18">                    <text:span text:style-name="T16">"nom"</text:span><text:span text:style-name="T17">: </text:span><text:span text:style-name="T19">"FONCTIONNEMENT"</text:span><text:span text:style-name="T17">,</text:span></text:p>
      <text:p text:style-name="P18"><text:soft-page-break/>                    <text:span text:style-name="T16">"libelle"</text:span><text:span text:style-name="T17">: </text:span><text:span text:style-name="T19">"Dépenses de fonctionnement du foyer (alimentation, consommation d'eau et d'électricité, loyers, charges récurrentes, petites fournitures, travaux d'entretien...)"</text:span><text:span text:style-name="T17">,</text:span></text:p>
      <text:p text:style-name="P18">                    <text:span text:style-name="T16">"nomsSousCategories"</text:span><text:span text:style-name="T17">: [</text:span></text:p>
      <text:p text:style-name="P18">                        <text:span text:style-name="T19">"ASSURANCES"</text:span><text:span text:style-name="T17">,</text:span></text:p>
      <text:p text:style-name="P18">                        <text:span text:style-name="T19">"CANTINE"</text:span><text:span text:style-name="T17">,</text:span></text:p>
      <text:p text:style-name="P18">                        <text:span text:style-name="T19">"CHARGES-COPOROPRIETE"</text:span><text:span text:style-name="T17">,</text:span></text:p>
      <text:p text:style-name="P18">                        <text:span text:style-name="T19">"DEPLACEMENTS"</text:span><text:span text:style-name="T17">,</text:span></text:p>
      <text:p text:style-name="P18">                        <text:span text:style-name="T19">"EAU"</text:span><text:span text:style-name="T17">,</text:span></text:p>
      <text:p text:style-name="P18">                        <text:span text:style-name="T19">"ELECTRICITE"</text:span><text:span text:style-name="T17">,</text:span></text:p>
      <text:p text:style-name="P18">                        <text:span text:style-name="T19">"FRAIS-BANCAIRES"</text:span><text:span text:style-name="T17">,</text:span></text:p>
      <text:p text:style-name="P18">                        <text:span text:style-name="T19">"IMPOTS"</text:span><text:span text:style-name="T17">,</text:span></text:p>
      <text:p text:style-name="P18">                        <text:span text:style-name="T19">"LOYER"</text:span><text:span text:style-name="T17">,</text:span></text:p>
      <text:p text:style-name="P18">                        <text:span text:style-name="T19">"MENAGE"</text:span><text:span text:style-name="T17">,</text:span></text:p>
      <text:p text:style-name="P18">                        <text:span text:style-name="T19">"PRESSING-LAVERIE"</text:span><text:span text:style-name="T17">,</text:span></text:p>
      <text:p text:style-name="P18">                        <text:span text:style-name="T19">"RAVITAILLEMENT"</text:span><text:span text:style-name="T17">,</text:span></text:p>
      <text:p text:style-name="P18">                        <text:span text:style-name="T19">"SECURITE"</text:span><text:span text:style-name="T17">,</text:span></text:p>
      <text:p text:style-name="P18">                        <text:span text:style-name="T19">"TELEPHONE"</text:span></text:p>
      <text:p text:style-name="P18">                    <text:span text:style-name="T17">]</text:span></text:p>
      <text:p text:style-name="P18">                <text:span text:style-name="T17">}</text:span></text:p>
      <text:p text:style-name="P18">            <text:span text:style-name="T17">},</text:span></text:p>
      <text:p text:style-name="P18">            <text:span text:style-name="T16">"beneficiaires"</text:span><text:span text:style-name="T17">: [</text:span></text:p>
      <text:p text:style-name="P18">                <text:span text:style-name="T17">{</text:span></text:p>
      <text:p text:style-name="P18">                    <text:span text:style-name="T16">"nom"</text:span><text:span text:style-name="T17">: </text:span><text:span text:style-name="T19">"ODILE"</text:span><text:span text:style-name="T17">,</text:span></text:p>
      <text:p text:style-name="P18">                    <text:span text:style-name="T16">"libelle"</text:span><text:span text:style-name="T17">: </text:span><text:span text:style-name="T19">"Odile"</text:span></text:p>
      <text:p text:style-name="P18">                <text:span text:style-name="T17">},</text:span></text:p>
      <text:p text:style-name="P18">                <text:span text:style-name="T17">{</text:span></text:p>
      <text:p text:style-name="P18">                    <text:span text:style-name="T16">"nom"</text:span><text:span text:style-name="T17">: </text:span><text:span text:style-name="T19">"THIBAULT"</text:span><text:span text:style-name="T17">,</text:span></text:p>
      <text:p text:style-name="P18">                    <text:span text:style-name="T16">"libelle"</text:span><text:span text:style-name="T17">: </text:span><text:span text:style-name="T19">"Thibault"</text:span></text:p>
      <text:p text:style-name="P18">                <text:span text:style-name="T17">},</text:span></text:p>
      <text:p text:style-name="P18">                <text:span text:style-name="T17">{</text:span></text:p>
      <text:p text:style-name="P18">                    <text:span text:style-name="T16">"nom"</text:span><text:span text:style-name="T17">: </text:span><text:span text:style-name="T19">"THIERRY"</text:span><text:span text:style-name="T17">,</text:span></text:p>
      <text:p text:style-name="P18">                    <text:span text:style-name="T16">"libelle"</text:span><text:span text:style-name="T17">: </text:span><text:span text:style-name="T19">"Thierry"</text:span></text:p>
      <text:p text:style-name="P18">                <text:span text:style-name="T17">}</text:span></text:p>
      <text:p text:style-name="P18">            <text:span text:style-name="T17">]</text:span></text:p>
      <text:p text:style-name="P18">        <text:span text:style-name="T17">}</text:span></text:p>
      <text:p text:style-name="P18">    <text:span text:style-name="T17">]</text:span></text:p>
      <text:p text:style-name="P19">}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3:57:45.543869000</meta:creation-date>
    <dc:date>2026-01-03T19:28:00.882319100</dc:date>
    <meta:editing-duration>PT39M12S</meta:editing-duration>
    <meta:editing-cycles>4</meta:editing-cycles>
    <meta:generator>LibreOffice/25.8.4.2$Windows_X86_64 LibreOffice_project/290daaa01b999472f0c7a3890eb6a550fd74c6df</meta:generator>
    <meta:document-statistic meta:table-count="0" meta:image-count="0" meta:object-count="0" meta:page-count="4" meta:paragraph-count="152" meta:word-count="786" meta:character-count="7162" meta:non-whitespace-character-count="4998"/>
  </office:meta>
</office:document-meta>
</file>